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7cm" fo:text-align="start" style:justify-single-word="false" fo:text-indent="0cm" style:auto-text-indent="false"/>
    </style:style>
    <style:style style:name="T1" style:family="text">
      <style:text-properties fo:font-variant="normal" fo:text-transform="none" fo:color="#999ca5" style:font-name="lucida grande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ktplannering för PKD 2013/2014</text:p>
      <text:p text:style-name="Standard"/>
      <text:p text:style-name="Standard">Deltagare:</text:p>
      <text:p text:style-name="Standard">Henrik Sommerland</text:p>
      <text:p text:style-name="Standard">Oskar Ahlberg</text:p>
      <text:p text:style-name="Standard">Aleksander Lundqvist</text:p>
      <text:p text:style-name="P1"/>
      <text:p text:style-name="Standard">Startdatum:</text:p>
      <text:p text:style-name="Standard"/>
      <text:p text:style-name="Standard">Slutdatum:</text:p>
      <text:p text:style-name="Standard"/>
      <text:p text:style-name="Standard">Projektbeskrivning samt Speccs,</text:p>
      <text:p text:style-name="Standard">Se filen specs.pdf </text:p>
      <text:p text:style-name="Standard">samt drawing.svg</text:p>
      <text:p text:style-name="Standard">i mappen .\fml\spesc\</text:p>
      <text:p text:style-name="Standard"/>
      <text:p text:style-name="Standard">Milestones:</text:p>
      <text:p text:style-name="Standard"/>
      <text:p text:style-name="Standard">Mötes logg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7S</meta:editing-duration>
    <meta:editing-cycles>3</meta:editing-cycles>
    <meta:generator>OpenOffice/4.0.1$Win32 OpenOffice.org_project/401m5$Build-9714</meta:generator>
    <dc:date>2014-02-20T15:31:05.23</dc:date>
    <meta:document-statistic meta:table-count="0" meta:image-count="0" meta:object-count="0" meta:page-count="1" meta:paragraph-count="13" meta:word-count="27" meta:character-count="225"/>
    <meta:user-defined meta:name="Info 1"/>
    <meta:user-defined meta:name="Info 2"/>
    <meta:user-defined meta:name="Info 3"/>
    <meta:user-defined meta:name="Info 4"/>
  </office:meta>
</office:document-meta>
</file>